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4000000C4FFDD3A92180FFB06.png" manifest:media-type="image/png"/>
  <manifest:file-entry manifest:full-path="Pictures/10000001000002E7000001E2815D46DA096D1C9D.png" manifest:media-type="image/png"/>
  <manifest:file-entry manifest:full-path="Pictures/100000010000028E0000014879EC0BBE8B628CDC.png" manifest:media-type="image/png"/>
  <manifest:file-entry manifest:full-path="Pictures/10000001000000F00000010ACAFC649630717372.png" manifest:media-type="image/png"/>
  <manifest:file-entry manifest:full-path="Pictures/100000010000009B00000038434A93A2EC51C745.png" manifest:media-type="image/png"/>
  <manifest:file-entry manifest:full-path="Pictures/10000001000001740000004A0BC25884C00D4101.png" manifest:media-type="image/png"/>
  <manifest:file-entry manifest:full-path="Pictures/1000000000000CEC000009B1613EB8FB25183FC0.png" manifest:media-type="image/png"/>
  <manifest:file-entry manifest:full-path="Pictures/TablePreview1.svm" manifest:media-type=""/>
  <manifest:file-entry manifest:full-path="Pictures/1000000100000234000001CA596CA849B5C37713.png" manifest:media-type="image/png"/>
  <manifest:file-entry manifest:full-path="Pictures/10000001000003A900000318E950477340CCA41F.png" manifest:media-type="image/png"/>
  <manifest:file-entry manifest:full-path="Pictures/10000001000000A4000000400A14DDD4D7F3E672.png" manifest:media-type="image/png"/>
  <manifest:file-entry manifest:full-path="Pictures/10000001000003230000024905E8769680DFE521.png" manifest:media-type="image/png"/>
  <manifest:file-entry manifest:full-path="Pictures/10000001000000DD00000068EB8A5D5D6BFC479F.png" manifest:media-type="image/png"/>
  <manifest:file-entry manifest:full-path="Pictures/10000001000001D500000161D0CF6160E02DE032.png" manifest:media-type="image/png"/>
  <manifest:file-entry manifest:full-path="Pictures/100000010000020F0000010BCBD5A7A6B046CD76.png" manifest:media-type="image/png"/>
  <manifest:file-entry manifest:full-path="Pictures/100000010000035600000227345FA63D334F7E65.png" manifest:media-type="image/png"/>
  <manifest:file-entry manifest:full-path="Pictures/100000010000009E0000006A553F9266A0E858CE.png" manifest:media-type="image/png"/>
  <manifest:file-entry manifest:full-path="Pictures/10000001000000BB0000005B8AE8FECB7E8D50E9.png" manifest:media-type="image/png"/>
  <manifest:file-entry manifest:full-path="Pictures/10000001000000F200000102D61B76EC9A0EF573.png" manifest:media-type="image/png"/>
  <manifest:file-entry manifest:full-path="Pictures/100000010000032100000126083C2545AE0900BC.png" manifest:media-type="image/png"/>
  <manifest:file-entry manifest:full-path="Pictures/1000000100000214000000BB27D7128EB288192C.png" manifest:media-type="image/png"/>
  <manifest:file-entry manifest:full-path="Pictures/10000001000002CD00000083F35552380C2CC40E.png" manifest:media-type="image/png"/>
  <manifest:file-entry manifest:full-path="Pictures/1000000100000053000000633E32DD54EF5C3D37.png" manifest:media-type="image/png"/>
  <manifest:file-entry manifest:full-path="Pictures/10000001000001460000002CC2DA5081DC018BEC.png" manifest:media-type="image/png"/>
  <manifest:file-entry manifest:full-path="Pictures/1000000100000050000000202F22F634463489B0.png" manifest:media-type="image/png"/>
  <manifest:file-entry manifest:full-path="Pictures/100000010000009F000000FD60963BC90A541AA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3caff" fo:min-height="3.55cm"/>
      <style:paragraph-properties style:writing-mode="lr-tb"/>
    </style:style>
    <style:style style:name="gr3" style:family="graphic" style:parent-style-name="standard">
      <style:graphic-properties draw:stroke="none" draw:fill="none" fo:min-height="0.95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 style:parent-style-name="standard">
      <style:graphic-properties draw:stroke="none" draw:fill="none" fo:min-height="0.412cm"/>
      <style:paragraph-properties style:writing-mode="lr-tb"/>
    </style:style>
    <style:style style:name="gr7" style:family="graphic" style:parent-style-name="standard">
      <style:graphic-properties draw:stroke="none" draw:fill="solid" draw:fill-color="#fff5ce" fo:min-height="4.168cm"/>
      <style:paragraph-properties style:writing-mode="lr-tb"/>
    </style:style>
    <style:style style:name="gr8" style:family="graphic" style:parent-style-name="standard">
      <style:graphic-properties draw:stroke="none" draw:fill="solid" draw:fill-color="#ffd7d7" fo:min-height="4.169cm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5ce" fo:min-height="3.759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standard">
      <style:graphic-properties draw:stroke="none" draw:fill="none" fo:min-height="0.582cm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dde8cb" fo:min-height="3.977cm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ffe994" fo:min-height="3.893cm"/>
      <style:paragraph-properties style:writing-mode="lr-tb"/>
    </style:style>
    <style:style style:name="gr14" style:family="graphic" style:parent-style-name="standard">
      <style:graphic-properties draw:stroke="none" draw:fill="none" fo:min-height="2.321cm"/>
      <style:paragraph-properties style:writing-mode="lr-tb"/>
    </style:style>
    <style:style style:name="gr15" style:family="graphic" style:parent-style-name="standard">
      <style:graphic-properties draw:stroke="none" draw:fill="solid" draw:fill-color="#dde8cb" fo:min-height="4.617cm"/>
      <style:paragraph-properties style:writing-mode="lr-tb"/>
    </style:style>
    <style:style style:name="gr16" style:family="graphic" style:parent-style-name="standard">
      <style:graphic-properties draw:stroke="none" draw:fill="none" fo:min-height="5.15cm"/>
      <style:paragraph-properties style:writing-mode="lr-tb"/>
    </style:style>
    <style:style style:name="gr17" style:family="graphic" style:parent-style-name="standard">
      <style:graphic-properties draw:stroke="none" draw:fill="none" fo:min-height="4.565cm"/>
      <style:paragraph-properties style:writing-mode="lr-tb"/>
    </style:style>
    <style:style style:name="gr18" style:family="graphic" style:parent-style-name="standard">
      <style:graphic-properties draw:stroke="none" draw:fill="none" fo:min-height="4.825cm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8.121cm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none" draw:fill="none" fo:min-height="1.15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1.737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24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26" style:family="graphic" style:parent-style-name="standard">
      <style:graphic-properties draw:stroke="none" draw:fill="none" fo:min-height="2.391cm"/>
      <style:paragraph-properties style:writing-mode="lr-tb"/>
    </style:style>
    <style:style style:name="gr27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28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29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31" style:family="graphic" style:parent-style-name="standard">
      <style:graphic-properties draw:stroke="none" draw:fill="none" fo:min-height="0.332cm"/>
      <style:paragraph-properties style:writing-mode="lr-tb"/>
    </style:style>
    <style:style style:name="gr32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33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ъект_20_без_20_заливки_20_и_20_линий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36" style:family="graphic" style:parent-style-name="standard">
      <style:graphic-properties draw:stroke="none" draw:fill="none" fo:min-height="0.331cm"/>
      <style:paragraph-properties style:writing-mode="lr-tb"/>
    </style:style>
    <style:style style:name="gr37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38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subtitle">
      <style:graphic-properties draw:fill="solid" draw:fill-color="#d0d0d0" draw:textarea-vertical-align="top" fo:min-height="9.439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pr14" style:family="presentation" style:parent-style-name="Inspiration-subtitle">
      <style:graphic-properties draw:fill="solid" draw:fill-color="#ffe994" draw:textarea-vertical-align="top" fo:min-height="6.8cm"/>
      <style:paragraph-properties style:writing-mode="lr-tb"/>
    </style:style>
    <style:style style:name="pr15" style:family="presentation" style:parent-style-name="Inspiration-title" style:list-style-name="L1">
      <style:graphic-properties fo:min-height="1.102cm"/>
      <style:paragraph-properties style:writing-mode="lr-tb"/>
    </style:style>
    <style:style style:name="pr16" style:family="presentation" style:parent-style-name="Inspiration-title" style:list-style-name="L1">
      <style:graphic-properties fo:min-height="1.102cm"/>
      <style:paragraph-properties style:writing-mode="lr-tb"/>
    </style:style>
    <style:style style:name="pr17" style:family="presentation" style:parent-style-name="Inspiration-title" style:list-style-name="L1">
      <style:graphic-properties fo:min-height="1.102cm"/>
      <style:paragraph-properties style:writing-mode="lr-tb"/>
    </style:style>
    <style:style style:name="pr18" style:family="presentation" style:parent-style-name="Inspiration-title" style:list-style-name="L1">
      <style:graphic-properties fo:min-height="1.102cm"/>
      <style:paragraph-properties style:writing-mode="lr-tb"/>
    </style:style>
    <style:style style:name="pr19" style:family="presentation" style:parent-style-name="Inspiration-title" style:list-style-name="L1">
      <style:graphic-properties fo:min-height="1.102cm"/>
      <style:paragraph-properties style:writing-mode="lr-tb"/>
    </style:style>
    <style:style style:name="pr20" style:family="presentation" style:parent-style-name="Inspiration-title" style:list-style-name="L1">
      <style:graphic-properties fo:min-height="1.102cm"/>
      <style:paragraph-properties style:writing-mode="lr-tb"/>
    </style:style>
    <style:style style:name="pr21" style:family="presentation" style:parent-style-name="Inspiration-title" style:list-style-name="L1">
      <style:graphic-properties fo:min-height="1.102cm"/>
      <style:paragraph-properties style:writing-mode="lr-tb"/>
    </style:style>
    <style:style style:name="pr22" style:family="presentation" style:parent-style-name="Inspiration-title" style:list-style-name="L1">
      <style:graphic-properties fo:min-height="1.102cm"/>
      <style:paragraph-properties style:writing-mode="lr-tb"/>
    </style:style>
    <style:style style:name="pr23" style:family="presentation" style:parent-style-name="Inspiration-title" style:list-style-name="L1">
      <style:graphic-properties fo:min-height="1.102cm"/>
      <style:paragraph-properties style:writing-mode="lr-tb"/>
    </style:style>
    <style:style style:name="pr24" style:family="presentation" style:parent-style-name="Inspiration-title" style:list-style-name="L1">
      <style:graphic-properties fo:min-height="1.102cm"/>
      <style:paragraph-properties style:writing-mode="lr-tb"/>
    </style:style>
    <style:style style:name="pr25" style:family="presentation" style:parent-style-name="Inspiration-title">
      <style:graphic-properties fo:min-height="1.339cm"/>
      <style:paragraph-properties style:writing-mode="lr-tb"/>
    </style:style>
    <style:style style:name="pr26" style:family="presentation" style:parent-style-name="Inspiration-title" style:list-style-name="L1">
      <style:graphic-properties fo:min-height="1.102cm"/>
      <style:paragraph-properties style:writing-mode="lr-tb"/>
    </style:style>
    <style:style style:name="pr27" style:family="presentation" style:parent-style-name="Inspiration-title" style:list-style-name="L1">
      <style:graphic-properties fo:min-height="1.102cm"/>
      <style:paragraph-properties style:writing-mode="lr-tb"/>
    </style:style>
    <style:style style:name="pr28" style:family="presentation" style:parent-style-name="Inspiration-title" style:list-style-name="L1">
      <style:graphic-properties fo:min-height="1.102cm"/>
      <style:paragraph-properties style:writing-mode="lr-tb"/>
    </style:style>
    <style:style style:name="pr29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" style:text-underline-style="non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.2cm" fo:margin-right="0.2cm" fo:margin-top="0cm" fo:margin-bottom="0cm" fo:text-align="start" fo:text-indent="0.2cm"/>
    </style:style>
    <style:style style:name="P12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.2cm" fo:margin-right="0.2cm" fo:text-indent="0.2cm"/>
    </style:style>
    <style:style style:name="P14" style:family="paragraph">
      <loext:graphic-properties draw:fill="solid" draw:fill-color="#83caff"/>
      <style:paragraph-properties fo:margin-left="0.2cm" fo:margin-right="0.2cm" fo:text-indent="0.2cm" style:writing-mode="lr-tb"/>
      <style:text-properties fo:font-size="16pt" style:font-size-asian="16pt" style:font-size-complex="16pt"/>
    </style:style>
    <style:style style:name="P15" style:family="paragraph">
      <loext:graphic-properties draw:fill="solid" draw:fill-color="#d0d0d0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6" style:family="paragraph">
      <loext:graphic-properties draw:fill="solid" draw:fill-color="#dee6ef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7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8" style:family="paragraph"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8pt" fo:font-weight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font-size="16pt"/>
    </style:style>
    <style:style style:name="P22" style:family="paragraph">
      <loext:graphic-properties draw:fill="none"/>
      <style:paragraph-properties style:writing-mode="lr-tb"/>
      <style:text-properties fo:font-size="16pt" fo:font-weight="bold" style:font-size-asian="16pt" style:font-size-complex="16pt"/>
    </style:style>
    <style:style style:name="P23" style:family="paragraph">
      <loext:graphic-properties draw:fill="none"/>
      <style:paragraph-properties style:writing-mode="lr-tb"/>
      <style:text-properties fo:font-weight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fff5ce"/>
      <style:paragraph-properties style:writing-mode="lr-tb"/>
      <style:text-properties fo:font-size="18pt" fo:font-weight="bold"/>
    </style:style>
    <style:style style:name="P26" style:family="paragraph">
      <loext:graphic-properties draw:fill="solid" draw:fill-color="#ffd7d7"/>
      <style:paragraph-properties style:writing-mode="lr-tb"/>
      <style:text-properties fo:font-size="18pt" fo:font-weight="bold"/>
    </style:style>
    <style:style style:name="P27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28" style:family="paragraph">
      <loext:graphic-properties draw:fill="solid" draw:fill-color="#fff5ce"/>
      <style:paragraph-properties fo:margin-left="0cm" fo:margin-right="0cm" fo:margin-top="0cm" fo:margin-bottom="0cm" fo:line-height="100%" fo:text-indent="0cm" style:writing-mode="lr-tb"/>
      <style:text-properties fo:font-size="18pt" fo:font-weight="bold"/>
    </style:style>
    <style:style style:name="P29" style:family="paragraph">
      <loext:graphic-properties draw:fill="solid" draw:fill-color="#dde8cb"/>
      <style:paragraph-properties fo:margin-left="0cm" fo:margin-right="0cm" fo:margin-top="0cm" fo:margin-bottom="0cm" fo:line-height="100%" fo:text-indent="0cm" style:writing-mode="lr-tb"/>
      <style:text-properties fo:font-size="18pt" fo:font-weight="bold"/>
    </style:style>
    <style:style style:name="P30" style:family="paragraph">
      <loext:graphic-properties draw:fill="solid" draw:fill-color="#ffe994"/>
      <style:paragraph-properties fo:margin-left="0cm" fo:margin-right="0cm" fo:margin-top="0cm" fo:margin-bottom="0cm" fo:line-height="100%" fo:text-indent="0cm" style:writing-mode="lr-tb"/>
      <style:text-properties fo:font-weight="bold"/>
    </style:style>
    <style:style style:name="P31" style:family="paragraph">
      <loext:graphic-properties draw:fill="solid" draw:fill-color="#dde8cb"/>
      <style:paragraph-properties style:writing-mode="lr-tb"/>
      <style:text-properties fo:font-weight="normal" style:font-weight-asian="normal" style:font-weight-complex="normal"/>
    </style:style>
    <style:style style:name="P32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3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style:writing-mode="lr-tb"/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>
      <style:paragraph-properties fo:text-align="center"/>
    </style:style>
    <style:style style:name="P36" style:family="paragraph">
      <loext:graphic-properties draw:fill="none"/>
      <style:paragraph-properties style:writing-mode="lr-tb"/>
      <style:text-properties fo:font-size="10pt" fo:font-weight="bold" style:font-size-asian="10pt" style:font-size-complex="10pt"/>
    </style:style>
    <style:style style:name="P37" style:family="paragraph">
      <loext:graphic-properties draw:fill="none"/>
      <style:paragraph-properties style:writing-mode="lr-tb"/>
      <style:text-properties fo:font-size="11pt" fo:font-weight="bold" style:font-size-asian="11pt" style:font-size-complex="11pt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/>
      <style:paragraph-properties style:writing-mode="lr-tb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40" style:family="paragraph">
      <loext:graphic-properties draw:fill="none"/>
      <style:paragraph-properties style:writing-mode="lr-tb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41" style:family="paragraph">
      <style:paragraph-properties style:writing-mode="lr-tb"/>
    </style:style>
    <style:style style:name="P42" style:family="paragraph">
      <style:paragraph-properties fo:margin-top="0.42cm" fo:margin-bottom="0.35cm"/>
    </style:style>
    <style:style style:name="P43" style:family="paragraph">
      <loext:graphic-properties draw:fill="none"/>
      <style:paragraph-properties fo:margin-top="0.42cm" fo:margin-bottom="0.35cm" style:writing-mode="lr-tb"/>
      <style:text-properties style:font-name="Droid Sans Mono1" fo:font-size="18pt" style:font-size-asian="18pt" style:font-size-complex="18pt"/>
    </style:style>
    <style:style style:name="P44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45" style:family="paragraph">
      <loext:graphic-properties draw:fill="none"/>
      <style:paragraph-properties style:writing-mode="lr-tb"/>
      <style:text-properties fo:font-size="18pt"/>
    </style:style>
    <style:style style:name="P46" style:family="paragraph">
      <loext:graphic-properties draw:fill="none"/>
      <style:paragraph-properties style:writing-mode="lr-tb"/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49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23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24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8" style:family="text">
      <style:text-properties fo:font-size="18pt" fo:language="ru" fo:country="RU" style:text-underline-style="none" style:font-size-asian="18pt" style:font-size-complex="18pt"/>
    </style:style>
    <style:style style:name="T29" style:family="text">
      <style:text-properties fo:font-size="18pt" fo:language="ru" fo:country="RU" style:font-size-asian="18pt" style:font-size-complex="18pt"/>
    </style:style>
    <style:style style:name="T30" style:family="text">
      <style:text-properties fo:font-size="15pt" fo:language="ru" fo:country="RU" fo:background-color="#ffffd7" style:font-size-asian="15pt" style:font-size-complex="15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35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36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fo:font-weight="normal" style:letter-kerning="true" fo:background-color="#ffffd7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solid" style:text-underline-width="auto" style:text-underline-color="font-color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42" style:family="text">
      <style:text-properties style:font-name="Droid Sans Mono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style:font-name="Droid Sans Mono1" fo:font-size="12pt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style:font-name="Droid Sans Mono2" fo:font-size="12pt" style:text-underline-style="none" fo:font-weight="normal" style:font-name-asian="Droid Sans Mono2" style:font-size-asian="12pt" style:font-weight-asian="normal" style:font-name-complex="Droid Sans Mono2" style:font-size-complex="12pt" style:font-weight-complex="normal"/>
    </style:style>
    <style:style style:name="T45" style:family="text">
      <style:text-properties style:font-name="Droid Sans Mono1" fo:font-size="12pt" style:text-underline-style="none" fo:font-weight="normal" style:font-name-asian="Droid Sans Mono2" style:font-size-asian="12pt" style:font-weight-asian="normal" style:font-name-complex="Droid Sans Mono2" style:font-size-complex="12pt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2pt" fo:font-style="normal" fo:text-shadow="none" style:text-underline-style="none" fo:font-weight="normal" style:letter-kerning="true" style:font-name-asian="Droid Sans Mono2" style:font-size-asian="12pt" style:font-style-asian="normal" style:font-weight-asian="normal" style:font-name-complex="Droid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Mono2" style:font-size-asian="12pt" style:font-style-asian="normal" style:font-weight-asian="normal" style:font-name-complex="Droid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style:style style:name="T55" style:family="text">
      <style:text-properties style:font-name="Droid Sans Mono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Droid Sans Mono1" fo:font-size="10pt" style:text-underline-style="none" fo:font-weight="normal" style:font-size-asian="10pt" style:font-weight-asian="normal" style:font-size-complex="10pt" style:font-weight-complex="normal"/>
    </style:style>
    <style:style style:name="T58" style:family="text">
      <style:text-properties style:font-name="Droid Sans Mono2" fo:font-size="10pt" style:text-underline-style="none" fo:font-weight="normal" style:font-name-asian="Droid Sans Mono2" style:font-size-asian="10pt" style:font-weight-asian="normal" style:font-name-complex="Droid Sans Mono2" style:font-size-complex="10pt" style:font-weight-complex="normal"/>
    </style:style>
    <style:style style:name="T59" style:family="text">
      <style:text-properties style:font-name="Droid Sans Mono1" fo:font-size="11pt" style:text-underline-style="none" fo:font-weight="normal" style:font-size-asian="11pt" style:font-weight-asian="normal" style:font-size-complex="11pt" style:font-weight-complex="normal"/>
    </style:style>
    <style:style style:name="T60" style:family="text">
      <style:text-properties fo:color="#f10d0c" loext:opacity="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61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62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63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Droid Sans Mono1" fo:font-size="18pt" style:font-size-asian="18pt" style:font-size-complex="18pt"/>
    </style:style>
    <style:style style:name="T69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style:text-position="-33% 58%" fo:font-size="16pt" style:font-size-asian="16pt" style:font-size-complex="16pt"/>
    </style:style>
    <style:style style:name="T72" style:family="text">
      <style:text-properties style:text-position="0% 100%" fo:font-size="16pt" style:font-size-asian="16pt" style:font-size-complex="16pt"/>
    </style:style>
    <style:style style:name="T73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74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75" style:family="text">
      <style:text-properties fo:font-size="8pt" fo:font-weight="normal" style:font-size-asian="8pt" style:font-weight-asian="normal" style:font-size-complex="8pt" style:font-weight-complex="normal"/>
    </style:style>
    <style:style style:name="T76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77" style:family="text">
      <style:text-properties style:font-name="Droid Sans Mono1" fo:font-size="14pt" style:font-size-asian="14pt" style:font-size-complex="14pt"/>
    </style:style>
    <style:style style:name="T78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</text:span><text:span text:style-name="T1">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4.001cm" svg:height="5.51cm" svg:x="2.999cm" svg:y="5.664cm">
          <draw:text-box>
            <text:p text:style-name="P11"><text:span text:style-name="T6"/></text:p>
            <text:p text:style-name="P11"><text:span text:style-name="T6">Семантика</text:span></text:p>
            <text:p text:style-name="P11"><text:span text:style-name="T6"/></text:p>
            <text:p text:style-name="P11"><text:span text:style-name="T15">- лексическая, отдельные слова</text:span></text:p>
            <text:p text:style-name="P11"><text:span text:style-name="T15"/></text:p>
            <text:p text:style-name="P11"><text:span text:style-name="T15">- композиционная, комбинации слов</text:span></text:p>
            <text:p text:style-name="P11"><text:span text:style-name="T15"/></text:p>
          </draw:text-box>
        </draw:frame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" draw:text-style-name="P14" draw:layer="layout" svg:width="11.41cm" svg:height="3.8cm" svg:x="13cm" svg:y="12.8cm">
          <draw:text-box>
            <text:p text:style-name="P13"><text:span text:style-name="T16">задачи</text:span></text:p>
            <text:p text:style-name="P13"><text:span text:style-name="T17"/></text:p>
            <text:p text:style-name="P13"><text:span text:style-name="T17">- разрешение многозначности </text:span></text:p>
            <text:p text:style-name="P13"><text:span text:style-name="T17"/></text:p>
            <text:p text:style-name="P13"><text:span text:style-name="T17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5" draw:layer="layout" svg:width="13.8cm" svg:height="10.054cm" svg:x="0.8cm" svg:y="3.961cm">
          <draw:text-box>
            <text:p text:style-name="P11"><text:span text:style-name="T16"/></text:p>
            <text:p text:style-name="P11"><text:span text:style-name="T16">Неоднозначности в языке</text:span></text:p>
            <text:p text:style-name="P11"><text:span text:style-name="T18"/></text:p>
            <text:p text:style-name="P11"><text:span text:style-name="T19">омонимия</text:span><text:span text:style-name="T20"> - случайное совпадение слов </text:span></text:p>
            <text:p text:style-name="P11"><text:span text:style-name="T21"/></text:p>
            <text:p text:style-name="P11"><text:span text:style-name="T22"><text:s/></text:span><text:span text:style-name="T22">ключ, лук, замок, печь </text:span></text:p>
            <text:p text:style-name="P11"><text:span text:style-name="T23"/></text:p>
            <text:p text:style-name="P11"><text:span text:style-name="T19">полисемия</text:span><text:span text:style-name="T20"> - несколько связанных значений <text:s/></text:span></text:p>
            <text:p text:style-name="P11"><text:span text:style-name="T24"/></text:p>
            <text:p text:style-name="P11"><text:span text:style-name="T25"><text:s/></text:span><text:span text:style-name="T25">стол </text:span><text:span text:style-name="T26">&lt;организация или объект&gt; </text:span><text:span text:style-name="T25">, </text:span></text:p>
            <text:p text:style-name="P11"><text:span text:style-name="T25">платформа </text:span><text:span text:style-name="T26">&lt;политическая или железнодорожная&gt; </text:span></text:p>
            <text:p text:style-name="P11"><text:span text:style-name="T27"/></text:p>
            <text:p text:style-name="P11"><text:span text:style-name="T27">метонимия</text:span><text:span text:style-name="T28"> - замена смысла</text:span></text:p>
            <text:p text:style-name="P11"><text:span text:style-name="T29"/></text:p>
            <text:p text:style-name="P11"><text:span text:style-name="T25">Целых три тарелки съел</text:span><text:span text:style-name="T30">. </text:span></text:p>
            <text:p text:style-name="P11"><text:span text:style-name="T29"/></text:p>
            <text:p text:style-name="P11"><text:span text:style-name="T29"/></text:p>
          </draw:text-box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9" draw:text-style-name="P16" draw:layer="layout" svg:width="12.4cm" svg:height="13.2cm" svg:x="14.8cm" svg:y="5.8cm">
          <draw:text-box>
            <text:p text:style-name="P11"><text:span text:style-name="T16"/></text:p>
            <text:p text:style-name="P11"><text:span text:style-name="T16">Отношения между словами</text:span></text:p>
            <text:p text:style-name="P11"><text:span text:style-name="T18"/></text:p>
            <text:p text:style-name="P11"><text:span text:style-name="T19">синонимия</text:span><text:span text:style-name="T20"> - общий смысл </text:span></text:p>
            <text:p text:style-name="P11"><text:span text:style-name="T21"/></text:p>
            <text:p text:style-name="P11"><text:span text:style-name="T22"><text:s/></text:span><text:span text:style-name="T22">машина, автомобиль </text:span></text:p>
            <text:p text:style-name="P11"><text:span text:style-name="T23"/></text:p>
            <text:p text:style-name="P11"><text:span text:style-name="T19">антонимия</text:span><text:span text:style-name="T20"> - противоположность </text:span></text:p>
            <text:p text:style-name="P11"><text:span text:style-name="T24"/></text:p>
            <text:p text:style-name="P11"><text:span text:style-name="T25"><text:s/></text:span><text:span text:style-name="T25">большой / маленький, вверх / вниз </text:span></text:p>
            <text:p text:style-name="P11"><text:span text:style-name="T27"/></text:p>
            <text:p text:style-name="P11"><text:span text:style-name="T27">гипонимия</text:span><text:span text:style-name="T28"> - обобщение</text:span></text:p>
            <text:p text:style-name="P11"><text:span text:style-name="T29"/></text:p>
            <text:p text:style-name="P11"><text:span text:style-name="T25">яблоко / фрукт, овчарка / собака</text:span><text:span text:style-name="T30"> </text:span></text:p>
            <text:p text:style-name="P11"><text:span text:style-name="T29"/></text:p>
            <text:p text:style-name="P11"><text:span text:style-name="T27">партономия</text:span><text:span text:style-name="T28"> - часть, вхождение</text:span></text:p>
            <text:p text:style-name="P11"><text:span text:style-name="T29"/></text:p>
            <text:p text:style-name="P11"><text:span text:style-name="T25"><text:s/></text:span><text:span text:style-name="T25">колесо / автомобиль, житель / город </text:span><text:span text:style-name="T30"><text:s/></text:span></text:p>
            <text:p text:style-name="P11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9" draw:layer="layout" svg:width="10.857cm" svg:height="1.484cm" svg:x="11.8cm" svg:y="3.916cm">
          <draw:text-box>
            <text:p text:style-name="P18"><text:span text:style-name="T31"><text:a xlink:href="http://www.serelex.org/" xlink:type="simple">http://www.serelex.org/</text:a></text:span></text:p>
            <text:p text:style-name="P18"><text:span text:style-name="T31"><text:a xlink:href="https://nlpub.ru/Russian_Distributional_Thesaurus" xlink:type="simple">https://nlpub.ru/Russian_Distributional_Thesaurus</text:a></text:span></text:p>
            <text:p text:style-name="P18"><text:span text:style-name="T31"/></text:p>
          </draw:text-box>
        </draw:frame>
        <draw:frame draw:style-name="gr4" draw:text-style-name="P20" draw:layer="layout" svg:width="17.2cm" svg:height="14.538cm" svg:x="4.4cm" svg:y="5.4cm">
          <draw:image xlink:href="Pictures/10000001000003A900000318E950477340CCA41F.png" xlink:type="simple" xlink:show="embed" xlink:actuate="onLoad" draw:mime-type="image/png">
            <text:p/>
          </draw:image>
        </draw:frame>
        <draw:frame draw:style-name="gr5" draw:text-style-name="P22" draw:layer="layout" svg:width="12.2cm" svg:height="0.903cm" svg:x="1cm" svg:y="3.993cm">
          <draw:text-box>
            <text:p text:style-name="P21"><text:span text:style-name="T32">Тезаурус —</text:span><text:span text:style-name="T33"> словарь со связям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20" draw:layer="layout" svg:width="19.828cm" svg:height="14.445cm" svg:x="2.8cm" svg:y="4.355cm">
          <draw:image xlink:href="Pictures/10000001000003230000024905E8769680DFE521.png" xlink:type="simple" xlink:show="embed" xlink:actuate="onLoad" draw:mime-type="image/png">
            <text:p/>
          </draw:image>
        </draw:frame>
        <draw:frame draw:style-name="gr6" draw:text-style-name="P23" draw:layer="layout" svg:width="8.657cm" svg:height="0.662cm" svg:x="1.143cm" svg:y="19.4cm">
          <draw:text-box>
            <text:p><text:span text:style-name="T31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6" draw:text-style-name="P23" draw:layer="layout" svg:width="8.657cm" svg:height="0.662cm" svg:x="1.143cm" svg:y="19.4cm">
          <draw:text-box>
            <text:p><text:span text:style-name="T31"><text:a xlink:href="http://www.youtube.com/watch?v=IaIgSdJD5nE" xlink:type="simple">www.youtube.com/watch?v=IaIgSdJD5nE</text:a></text:span></text:p>
          </draw:text-box>
        </draw:frame>
        <draw:frame draw:style-name="gr4" draw:text-style-name="P20" draw:layer="layout" svg:width="18.069cm" svg:height="13.6cm" svg:x="2.931cm" svg:y="4.2cm">
          <draw:image xlink:href="Pictures/10000001000001D500000161D0CF6160E02DE0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7" draw:text-style-name="P25" draw:layer="layout" svg:width="21.97cm" svg:height="4.418cm" svg:x="2.03cm" svg:y="5.982cm">
          <draw:text-box>
            <text:p><text:span text:style-name="T34">Разрешение лексической многозначности (РЛМ)</text:span></text:p>
            <text:p><text:span text:style-name="T34">Word sense disambiguation (WDS)</text:span></text:p>
            <text:p><text:span text:style-name="T35"/></text:p>
            <text:p><text:span text:style-name="T36">- выбрать одно из нескольких значений слова по его контексту</text:span></text:p>
            <text:p><text:span text:style-name="T36"/></text:p>
            <text:p text:style-name="P24"><text:span text:style-name="T37">- можно свести к задаче классификации (</text:span><text:span text:style-name="T36">ML)</text:span></text:p>
          </draw:text-box>
        </draw:frame>
        <draw:frame draw:style-name="gr8" draw:text-style-name="P26" draw:layer="layout" svg:width="21.499cm" svg:height="4.419cm" svg:x="4.4cm" svg:y="12.6cm">
          <draw:text-box>
            <text:p><text:span text:style-name="T34">Разграничение значений слова</text:span></text:p>
            <text:p><text:span text:style-name="T34">Word sense discrimination</text:span></text:p>
            <text:p><text:span text:style-name="T35"/></text:p>
            <text:p><text:span text:style-name="T36">- по нескольким контекстам определить возможные значения слова</text:span></text:p>
            <text:p><text:span text:style-name="T36"/></text:p>
            <text:p><text:span text:style-name="T37">- можно свести к задаче кластеризации (</text:span><text:span text:style-name="T36">ML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27" draw:layer="layout" svg:width="13.6cm" svg:height="6.8cm" svg:x="2.6cm" svg:y="4.6cm">
          <draw:text-box>
            <text:p text:style-name="P11"><text:span text:style-name="T16"/></text:p>
            <text:p text:style-name="P11"><text:span text:style-name="T16">Необходимо убирать неоднозначность</text:span></text:p>
            <text:p text:style-name="P11"><text:span text:style-name="T18"/></text:p>
            <text:p text:style-name="P11"><text:span text:style-name="T38">- озвучка текста</text:span></text:p>
            <text:p text:style-name="P11"><text:span text:style-name="T38"/></text:p>
            <text:p text:style-name="P11"><text:span text:style-name="T38">- информационный поиск</text:span></text:p>
            <text:p text:style-name="P11"><text:span text:style-name="T38"/></text:p>
            <text:p text:style-name="P11"><text:span text:style-name="T38">- автоматический перевод</text:span></text:p>
            <text:p text:style-name="P11"><text:span text:style-name="T39"/></text:p>
            <text:p text:style-name="P11"><text:span text:style-name="T29">- диалоговые системы</text:span></text:p>
          </draw:text-box>
        </draw:frame>
        <draw:frame presentation:style-name="pr1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20" draw:layer="layout" svg:width="13.943cm" svg:height="7.063cm" svg:x="11.2cm" svg:y="12.4cm">
          <draw:image xlink:href="Pictures/100000010000020F0000010BCBD5A7A6B046CD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9" draw:text-style-name="P28" draw:layer="layout" svg:width="21.97cm" svg:height="4.009cm" svg:x="2.03cm" svg:y="6.391cm">
          <draw:text-box>
            <text:p text:style-name="P24"><text:span text:style-name="T40">алгоритм Леска (1986)</text:span><text:span text:style-name="T37"> - </text:span><text:span text:style-name="T36">РЛМ по словарю</text:span></text:p>
            <text:p><text:span text:style-name="T36"/></text:p>
            <text:p><text:span text:style-name="T41">берём все варианты определений искомого слова и слов его контекста</text:span></text:p>
            <text:p><text:span text:style-name="T41"/></text:p>
            <text:p><text:span text:style-name="T41">из всех вариантов [слово-значение] выбираем то, </text:span></text:p>
            <text:p><text:span text:style-name="T41">которое имеет наибольшее пересечение с определениями контекста</text:span></text:p>
          </draw:text-box>
        </draw:frame>
        <draw:frame draw:style-name="gr10" draw:text-style-name="P19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1" draw:text-style-name="P19" draw:layer="layout" svg:width="14.726cm" svg:height="0.832cm" svg:x="4.474cm" svg:y="11.4cm">
          <draw:text-box>
            <text:p><text:span text:style-name="T42">Пример</text:span><text:span text:style-name="T41">: pine cone (сосновая шишка)</text:span></text:p>
          </draw:text-box>
        </draw:frame>
        <draw:frame draw:style-name="gr4" draw:text-style-name="P20" draw:layer="layout" svg:width="14.075cm" svg:height="4.947cm" svg:x="4.8cm" svg:y="12.453cm">
          <draw:image xlink:href="Pictures/1000000100000214000000BB27D7128EB28819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2" draw:text-style-name="P29" draw:layer="layout" svg:width="21.97cm" svg:height="4.227cm" svg:x="2.43cm" svg:y="8.373cm">
          <draw:text-box>
            <text:p text:style-name="P24"><text:span text:style-name="T42">классификатор контекста</text:span></text:p>
            <text:p text:style-name="P24"><text:span text:style-name="T41"/></text:p>
            <text:p><text:span text:style-name="T41">каждого слова строим отдельный классификатор</text:span></text:p>
            <text:p><text:span text:style-name="T41"/></text:p>
            <text:p><text:span text:style-name="T41">признаки — слова контекста, их позиция и морфология</text:span></text:p>
            <text:p><text:span text:style-name="T41"/></text:p>
            <text:p><text:span text:style-name="T43">[ контекст ] </text:span><text:span text:style-name="T44">→</text:span><text:span text:style-name="T45"> <text:s/>номер </text:span><text:span text:style-name="T43">значения для слова в тезаурусе</text:span></text:p>
          </draw:text-box>
        </draw:frame>
        <draw:frame draw:style-name="gr10" draw:text-style-name="P23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1" draw:text-style-name="P23" draw:layer="layout" svg:width="17.69cm" svg:height="0.832cm" svg:x="4.6cm" svg:y="15.568cm">
          <draw:text-box>
            <text:p><text:span text:style-name="T46">проблема</text:span><text:span text:style-name="T47">: слов очень много, есть редко употребляемые слов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3" draw:text-style-name="P30" draw:layer="layout" svg:width="16.2cm" svg:height="4.143cm" svg:x="2.8cm" svg:y="6.4cm">
          <draw:text-box>
            <text:p text:style-name="P24"><text:span text:style-name="T46">оценка близости слова и контекста</text:span></text:p>
            <text:p text:style-name="P24"><text:span text:style-name="T47"/></text:p>
            <text:p><text:span text:style-name="T47">заменяем задачу классификации каждого слова</text:span></text:p>
            <text:p><text:span text:style-name="T47"><text:s text:c="3"/></text:span><text:span text:style-name="T47">на задачу оценки близости слова и контекста</text:span></text:p>
            <text:p><text:span text:style-name="T47"/></text:p>
            <text:p text:style-name="P24"><text:span text:style-name="T48">[ &lt;контекст&gt;, слово ] </text:span><text:span text:style-name="T49">→</text:span><text:span text:style-name="T50"> <text:s/>оценка близости</text:span></text:p>
            <text:p text:style-name="P24"><text:span text:style-name="T48"/></text:p>
          </draw:text-box>
        </draw:frame>
        <draw:frame draw:style-name="gr10" draw:text-style-name="P23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4" draw:text-style-name="P23" draw:layer="layout" svg:width="13.8cm" svg:height="2.571cm" svg:x="8.8cm" svg:y="13.829cm">
          <draw:text-box>
            <text:p><text:span text:style-name="T46">оценка качества</text:span><text:span text:style-name="T51"> реализации метода </text:span></text:p>
            <text:p><text:span text:style-name="T51"><text:s text:c="2"/></text:span><text:span text:style-name="T51">производится по заранее размеченным данным</text:span></text:p>
            <text:p><text:span text:style-name="T51"/></text:p>
            <text:p><text:span text:style-name="T51">SENSEVAL — соревнование систем РЛ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5" draw:text-style-name="P31" draw:layer="layout" svg:width="13.4cm" svg:height="4.867cm" svg:x="4.8cm" svg:y="5.8cm">
          <draw:text-box>
            <text:p><text:span text:style-name="T52">Семантическая близость <text:s/>(similarity)</text:span></text:p>
            <text:p><text:span text:style-name="T52"/></text:p>
            <text:p text:style-name="P24"><text:span text:style-name="T37">- автомобиль / мотоцикл</text:span></text:p>
            <text:p text:style-name="P24"><text:span text:style-name="T36"/></text:p>
            <text:p text:style-name="P24"><text:span text:style-name="T52">Семантическая связность (relatedness)</text:span></text:p>
            <text:p><text:span text:style-name="T36"/></text:p>
            <text:p text:style-name="P24"><text:span text:style-name="T37">- автомобиль / бензин</text:span></text:p>
          </draw:text-box>
        </draw:frame>
        <draw:frame draw:style-name="gr16" draw:text-style-name="P32" draw:layer="layout" svg:width="22.6cm" svg:height="5.4cm" svg:x="3.2cm" svg:y="12.4cm">
          <draw:text-box>
            <text:p><text:span text:style-name="T37">будем употреблять термин «</text:span><text:span text:style-name="T53">близость</text:span><text:span text:style-name="T37">» для всех случаев </text:span></text:p>
            <text:p><text:span text:style-name="T37"/></text:p>
            <text:p><text:span text:style-name="T37"/></text:p>
            <text:p><text:span text:style-name="T3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2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7" draw:text-style-name="P32" draw:layer="layout" svg:width="11.4cm" svg:height="4.815cm" svg:x="6.8cm" svg:y="8cm">
          <draw:text-box>
            <text:p><text:span text:style-name="T52">Оценка семантической близости</text:span></text:p>
            <text:p><text:span text:style-name="T36"/></text:p>
            <text:p><text:span text:style-name="T36">- использование тезауруса </text:span></text:p>
            <text:p><text:span text:style-name="T36"/></text:p>
            <text:p><text:span text:style-name="T36">- статистические модели (PMI)</text:span></text:p>
            <text:p><text:span text:style-name="T36"/></text:p>
            <text:p text:style-name="P24"><text:span text:style-name="T37">- модели </text:span><text:span text:style-name="T36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2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8" draw:text-style-name="P33" draw:layer="layout" svg:width="15.8cm" svg:height="5.075cm" svg:x="2cm" svg:y="4.525cm">
          <draw:text-box>
            <text:p><text:span text:style-name="T52">Оценка семантической близости по тезаурусу </text:span></text:p>
            <text:p><text:span text:style-name="T52"/></text:p>
            <text:p><text:span text:style-name="T36">оцениваем расстояние по иерархии</text:span></text:p>
            <text:p><text:span text:style-name="T36"/></text:p>
            <text:p><text:span text:style-name="T36">метод Резника (1995)</text:span></text:p>
            <text:p><text:span text:style-name="T36"/></text:p>
            <text:p><text:span text:style-name="T36">метод Лина (1998)</text:span></text:p>
          </draw:text-box>
        </draw:frame>
        <draw:frame draw:style-name="gr4" draw:text-style-name="P20" draw:layer="layout" svg:width="15.292cm" svg:height="9.867cm" svg:x="10.6cm" svg:y="8.933cm">
          <draw:image xlink:href="Pictures/100000010000035600000227345FA63D334F7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2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9" draw:text-style-name="P34" draw:layer="layout" svg:width="16.2cm" svg:height="8.371cm" svg:x="1cm" svg:y="4.829cm">
          <draw:text-box>
            <text:p text:style-name="P24"><text:span text:style-name="T54">Статистическая оценка семантической близости </text:span></text:p>
            <text:p text:style-name="P24"><text:span text:style-name="T54"/></text:p>
            <text:p text:style-name="P24"><text:span text:style-name="T46"/></text:p>
            <text:p text:style-name="P24"><text:span text:style-name="T46"/></text:p>
            <text:p text:style-name="P24"><text:span text:style-name="T46">Pointwise Mutual Information (</text:span><text:span text:style-name="T42">PMI)</text:span></text:p>
            <text:p><text:span text:style-name="T41"/></text:p>
            <text:p text:style-name="P24"><text:span text:style-name="T41">оценка совместного использования слов </text:span><text:span text:style-name="T55">u v</text:span></text:p>
            <text:p text:style-name="P24"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55">p(u,v)</text:span><text:span text:style-name="T41"> — частота использования словосочетания</text:span></text:p>
            <text:p><text:span text:style-name="T41"/></text:p>
            <text:p text:style-name="P24"><text:span text:style-name="T56">p(u)</text:span><text:span text:style-name="T47"> и </text:span><text:span text:style-name="T56">p(v)</text:span><text:span text:style-name="T47"> - </text:span><text:span text:style-name="T41">частота использования слов</text:span></text:p>
          </draw:text-box>
        </draw:frame>
        <draw:frame draw:style-name="gr20" draw:text-style-name="P35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0" draw:layer="layout" svg:width="10.801cm" svg:height="3.964cm" svg:x="12.199cm" svg:y="14.036cm">
          <draw:image xlink:href="Pictures/100000010000032100000126083C2545AE0900BC.png" xlink:type="simple" xlink:show="embed" xlink:actuate="onLoad" draw:mime-type="image/png">
            <text:p/>
          </draw:image>
        </draw:frame>
        <draw:frame draw:style-name="gr21" draw:text-style-name="P36" draw:layer="layout" svg:width="13cm" svg:height="1.4cm" svg:x="11cm" svg:y="18.4cm">
          <draw:text-box>
            <text:p><text:span text:style-name="T57">применим матричное разложение к квадратной матрице PMI </text:span></text:p>
            <text:p text:style-name="P24"><text:span text:style-name="T57">для кодирования слов используем матрицу </text:span><text:span text:style-name="T58">Ф</text:span></text:p>
          </draw:text-box>
        </draw:frame>
        <draw:frame draw:style-name="gr4" draw:text-style-name="P20" draw:layer="layout" svg:width="12.044cm" svg:height="2.2cm" svg:x="14.8cm" svg:y="6cm">
          <draw:image xlink:href="Pictures/10000001000002CD00000083F35552380C2CC40E.png" xlink:type="simple" xlink:show="embed" xlink:actuate="onLoad" draw:mime-type="image/png">
            <text:p/>
          </draw:image>
        </draw:frame>
        <draw:frame draw:style-name="gr11" draw:text-style-name="P37" draw:layer="layout" svg:width="8.149cm" svg:height="0.832cm" svg:x="17.695cm" svg:y="8.368cm">
          <draw:text-box>
            <text:p><text:span text:style-name="T59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2" draw:text-style-name="P39" draw:layer="layout" svg:width="21.2cm" svg:height="11.987cm" svg:x="2.4cm" svg:y="5.213cm">
          <draw:text-box>
            <text:p><text:span text:style-name="T52">Оценка семантической близости в семантических пространствах</text:span></text:p>
            <text:p><text:span text:style-name="T52"/></text:p>
            <text:p><text:span text:style-name="T52">Word Embeddings</text:span><text:span text:style-name="T36"> - кодирование слова по контексту</text:span></text:p>
            <text:p text:style-name="P24"><text:span text:style-name="T36"/></text:p>
            <text:p text:style-name="P24"><text:span text:style-name="T36"/></text:p>
            <text:p text:style-name="P24"><text:span text:style-name="T52">Word2Vec - </text:span><text:span text:style-name="T36">совместно употребляемые в тексте слова</text:span></text:p>
            <text:p text:style-name="P24"><text:span text:style-name="T36"><text:s text:c="5"/></text:span><text:span text:style-name="T36">отображаются в близкие точки пространства</text:span></text:p>
            <text:p text:style-name="P24"><text:span text:style-name="T36"/></text:p>
            <text:p text:style-name="P38"><text:span text:style-name="T36">w2v[king] − w2v[man] + w2v[woman] ≈ w2v[queen]</text:span></text:p>
            <text:p text:style-name="P24"><text:span text:style-name="T36"/></text:p>
            <text:p text:style-name="P24"><text:span text:style-name="T36"/></text:p>
            <text:p text:style-name="P24"><text:span text:style-name="T60">Gensim — реализация на Python</text:span></text:p>
            <text:p text:style-name="P24"><text:span text:style-name="T60"/></text:p>
            <text:p text:style-name="P24"><text:span text:style-name="T60"/></text:p>
            <text:p text:style-name="P3"><text:span text:style-name="T37">построим </text:span><text:span text:style-name="T36">ML-модель и обучим её кодировать слова по контексту</text:span></text:p>
          </draw:text-box>
        </draw:frame>
        <draw:frame presentation:style-name="pr2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3" draw:text-style-name="P40" draw:layer="layout" svg:width="26.2cm" svg:height="11.483cm" svg:x="0.8cm" svg:y="4.2cm">
          <draw:text-box>
            <text:p><text:span text:style-name="T61"/></text:p>
            <text:p text:style-name="P24"><text:span text:style-name="T61">подготовка данных </text:span><text:span text:style-name="T62">Word2Vec — учитываем контекст слов.</text:span></text:p>
            <text:p text:style-name="P24"><text:span text:style-name="T63"/></text:p>
            <text:p text:style-name="P24"><text:span text:style-name="T62">- из текста T собираем словарь W</text:span></text:p>
            <text:p text:style-name="P24"><text:span text:style-name="T62"/></text:p>
            <text:p text:style-name="P24"><text:span text:style-name="T64">- для каждого слова w собираем контекст (</text:span><text:span text:style-name="T62">окрестность)</text:span></text:p>
            <text:p text:style-name="P24"><text:span text:style-name="T62"><text:s text:c="2"/></text:span><text:span text:style-name="T62">т.е. слова удалённые от w не более чем на s позиций в </text:span><text:span text:style-name="T62">T</text:span></text:p>
            <text:p text:style-name="P24"><text:span text:style-name="T62"/></text:p>
            <text:p text:style-name="P24"><text:span text:style-name="T62">- выполняем унитарное кодирование(one-hot encoding) W</text:span></text:p>
          </draw:text-box>
        </draw:frame>
        <draw:frame draw:style-name="gr24" draw:text-style-name="P20" draw:layer="layout" svg:width="5.2cm" svg:height="2.079cm" svg:x="5.2cm" svg:y="16.921cm">
          <draw:image xlink:href="Pictures/1000000100000050000000202F22F634463489B0.png" xlink:type="simple" xlink:show="embed" xlink:actuate="onLoad" draw:mime-type="image/png">
            <text:p/>
          </draw:image>
        </draw:frame>
        <draw:frame draw:style-name="gr24" draw:text-style-name="P20" draw:layer="layout" svg:width="3.4cm" svg:height="4.055cm" svg:x="14.4cm" svg:y="15.787cm">
          <draw:image xlink:href="Pictures/1000000100000053000000633E32DD54EF5C3D37.png" xlink:type="simple" xlink:show="embed" xlink:actuate="onLoad" draw:mime-type="image/png">
            <text:p/>
          </draw:image>
        </draw:frame>
        <draw:frame presentation:style-name="pr2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5" draw:text-style-name="P40" draw:layer="layout" svg:width="19.8cm" svg:height="12.566cm" svg:x="0.8cm" svg:y="4.2cm">
          <draw:text-box>
            <text:p><text:span text:style-name="T61">нейросеть </text:span><text:span text:style-name="T62">Word2Vec</text:span></text:p>
            <text:p text:style-name="P24"><text:span text:style-name="T62"/></text:p>
            <text:p text:style-name="P24"><text:span text:style-name="T62">размер входного слоя X = размеру словаря W </text:span></text:p>
            <text:p text:style-name="P24"><text:span text:style-name="T64">= размеру </text:span><text:span text:style-name="T62">выходного слоя Y</text:span></text:p>
            <text:p text:style-name="P24"><text:span text:style-name="T62"/></text:p>
            <text:p text:style-name="P24"><text:span text:style-name="T62">скрытый слой H - линейная активация</text:span></text:p>
            <text:p text:style-name="P24"><text:span text:style-name="T62"/></text:p>
            <text:p text:style-name="P24"><text:span text:style-name="T62">выходной слой Y — активация softmax</text:span></text:p>
            <text:p text:style-name="P24"><text:span text:style-name="T62"/></text:p>
            <text:p text:style-name="P24"><text:span text:style-name="T65"><text:s text:c="3"/></text:span><text:span text:style-name="T65">Y=softmax( (</text:span><text:span text:style-name="T66">X⋅Vi)⋅Vo)</text:span></text:p>
          </draw:text-box>
        </draw:frame>
        <draw:frame presentation:style-name="pr25" draw:text-style-name="P41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24" draw:text-style-name="P20" draw:layer="layout" svg:width="5.166cm" svg:height="8.22cm" svg:x="21.034cm" svg:y="5.98cm">
          <draw:image xlink:href="Pictures/100000010000009F000000FD60963BC90A541AAA.png" xlink:type="simple" xlink:show="embed" xlink:actuate="onLoad" draw:mime-type="image/png">
            <text:p/>
          </draw:image>
        </draw:frame>
        <draw:frame draw:style-name="gr26" draw:text-style-name="P43" draw:layer="layout" svg:width="12cm" svg:height="2.641cm" svg:x="13cm" svg:y="16.766cm">
          <draw:text-box>
            <text:p text:style-name="P42"><text:span text:style-name="T68">конечный результат - матрица внутренних представлений </text:span><text:span text:style-name="T69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7" draw:text-style-name="P44" draw:layer="layout" svg:width="26.4cm" svg:height="8.681cm" svg:x="0.8cm" svg:y="4.6cm">
          <draw:text-box>
            <text:p><text:span text:style-name="T34">обучение сети word2vec </text:span></text:p>
            <text:p><text:span text:style-name="T35"/></text:p>
            <text:p><text:span text:style-name="T35">метод градиентного спуска </text:span></text:p>
            <text:p><text:span text:style-name="T35"><text:s/></text:span></text:p>
            <text:p><text:span text:style-name="T35">одна из двух стратегии</text:span></text:p>
            <text:p text:style-name="P24"><text:span text:style-name="T35"/></text:p>
            <text:p text:style-name="P24"><text:span text:style-name="T35">- Skip-Gram - по слову восстанавливаем контекст.</text:span></text:p>
            <text:p text:style-name="P24"><text:span text:style-name="T35"/></text:p>
            <text:p text:style-name="P24"><text:span text:style-name="T35">- CBOW(Continuous Bag of Words) по контексту восстанавливаем </text:span><text:span text:style-name="T35">слово</text:span></text:p>
            <text:p text:style-name="P24"><text:span text:style-name="T35"/></text:p>
          </draw:text-box>
        </draw:frame>
        <draw:frame presentation:style-name="pr25" draw:text-style-name="P41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8" draw:text-style-name="P44" draw:layer="layout" svg:width="19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4"><text:span text:style-name="T35">- Skip-Gram - по слову восстанавливаем контекст.</text:span></text:p>
            <text:p text:style-name="P24"><text:span text:style-name="T35"/></text:p>
          </draw:text-box>
        </draw:frame>
        <draw:frame presentation:style-name="pr25" draw:text-style-name="P41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4" draw:text-style-name="P20" draw:layer="layout" svg:width="8.6cm" svg:height="9.168cm" svg:x="6cm" svg:y="8.632cm">
          <draw:image xlink:href="Pictures/10000001000000F200000102D61B76EC9A0EF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9" draw:text-style-name="P39" draw:layer="layout" svg:width="26.4cm" svg:height="16.4cm" svg:x="0.6cm" svg:y="3.8cm">
          <draw:text-box>
            <text:p><text:span text:style-name="T52">обучение сети word2vec </text:span><text:span text:style-name="T36">- Skip-Gram - по слову восстанавливаем </text:span><text:span text:style-name="T36">контекст.</text:span></text:p>
            <text:p text:style-name="P24"><text:span text:style-name="T36"/></text:p>
            <text:p text:style-name="P24"><text:span text:style-name="T36">1.на вход сети подаётся код слова P, </text:span></text:p>
            <text:p text:style-name="P24"><text:span text:style-name="T36">вычисляем состояние скрытого слоя H</text:span></text:p>
            <text:p text:style-name="P24"><text:span text:style-name="T36">вычисляем выход сети O</text:span></text:p>
            <text:p text:style-name="P24"><text:span text:style-name="T36"/></text:p>
            <text:p text:style-name="P24"><text:span text:style-name="T36">2. вычисляем значение функции потери </text:span></text:p>
            <text:p text:style-name="P24"><text:span text:style-name="T36"/></text:p>
            <text:p text:style-name="P3"><text:span text:style-name="T36">если значение потери увеличилость</text:span></text:p>
            <text:p text:style-name="P3"><text:span text:style-name="T36">то конец работы</text:span></text:p>
            <text:p text:style-name="P24"><text:span text:style-name="T70"/></text:p>
            <text:p text:style-name="P24"><text:span text:style-name="T70">3. для каждого слова контекста Q</text:span><text:span text:style-name="T71">j</text:span><text:span text:style-name="T70"> и входа P:</text:span></text:p>
            <text:p text:style-name="P24"><text:span text:style-name="T70"/></text:p>
            <text:p text:style-name="P24"><text:span text:style-name="T70"><text:s text:c="8"/></text:span><text:span text:style-name="T70">вычисляем ошибку D на выходе сети O </text:span></text:p>
            <text:p text:style-name="P24"><text:span text:style-name="T70"><text:s text:c="12"/></text:span><text:span text:style-name="T70">и изменение весов сети ΔV</text:span><text:span text:style-name="T71">o</text:span><text:span text:style-name="T70">, ΔV</text:span><text:span text:style-name="T71">i</text:span></text:p>
            <text:p text:style-name="P24"><text:span text:style-name="T70"/></text:p>
            <text:p text:style-name="P24"><text:span text:style-name="T70"/></text:p>
            <text:p text:style-name="P24"><text:span text:style-name="T70">4. вычисляем суммарное изменение </text:span></text:p>
            <text:p text:style-name="P24"><text:span text:style-name="T70">весов сети ΔV</text:span><text:span text:style-name="T71">o</text:span><text:span text:style-name="T70">, ΔV</text:span><text:span text:style-name="T71">i</text:span><text:span text:style-name="T72"> </text:span></text:p>
            <text:p text:style-name="P24"><text:span text:style-name="T72">корректируем веса</text:span></text:p>
            <text:p text:style-name="P24"><text:span text:style-name="T72">и повторяем цикл для другого слова P</text:span></text:p>
          </draw:text-box>
        </draw:frame>
        <draw:frame presentation:style-name="pr25" draw:text-style-name="P41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4" draw:text-style-name="P20" draw:layer="layout" svg:width="4.947cm" svg:height="2.407cm" svg:x="15.4cm" svg:y="12.793cm">
          <draw:image xlink:href="Pictures/10000001000000BB0000005B8AE8FECB7E8D50E9.png" xlink:type="simple" xlink:show="embed" xlink:actuate="onLoad" draw:mime-type="image/png">
            <text:p/>
          </draw:image>
        </draw:frame>
        <draw:frame draw:style-name="gr4" draw:text-style-name="P20" draw:layer="layout" svg:width="4.179cm" svg:height="2.804cm" svg:x="14.021cm" svg:y="16.4cm">
          <draw:image xlink:href="Pictures/100000010000009E0000006A553F9266A0E858CE.png" xlink:type="simple" xlink:show="embed" xlink:actuate="onLoad" draw:mime-type="image/png">
            <text:p/>
          </draw:image>
        </draw:frame>
        <draw:frame draw:style-name="gr4" draw:text-style-name="P20" draw:layer="layout" svg:width="9.842cm" svg:height="1.957cm" svg:x="13.958cm" svg:y="7.843cm">
          <draw:image xlink:href="Pictures/10000001000001740000004A0BC25884C00D41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28" draw:text-style-name="P44" draw:layer="layout" svg:width="26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4"><text:span text:style-name="T35">- CBOW(Continuous Bag of Words) по контексту восстанавливаем </text:span><text:span text:style-name="T35">слово</text:span></text:p>
            <text:p text:style-name="P24"><text:span text:style-name="T35"/></text:p>
          </draw:text-box>
        </draw:frame>
        <draw:frame presentation:style-name="pr25" draw:text-style-name="P41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4" draw:text-style-name="P20" draw:layer="layout" svg:width="9.188cm" svg:height="10.183cm" svg:x="7.212cm" svg:y="8.223cm">
          <draw:image xlink:href="Pictures/10000001000000F00000010ACAFC649630717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0" draw:text-style-name="P44" draw:layer="layout" svg:width="26.4cm" svg:height="12.6cm" svg:x="0.8cm" svg:y="5cm">
          <draw:text-box>
            <text:p><text:span text:style-name="T34">обучение сети word2vec -</text:span><text:span text:style-name="T35"> CBOW, по контексту восстанавливаем </text:span><text:span text:style-name="T35">слово</text:span></text:p>
            <text:p text:style-name="P24"><text:span text:style-name="T35"/></text:p>
            <text:p text:style-name="P24"><text:span text:style-name="T36">1.на вход сети подаётся усреднённое значение контекста Q,</text:span></text:p>
            <text:p text:style-name="P24"><text:span text:style-name="T36">вычисляем состояние скрытого слоя H</text:span></text:p>
            <text:p text:style-name="P24"><text:span text:style-name="T36">вычисляем выход сети O</text:span></text:p>
            <text:p text:style-name="P24"><text:span text:style-name="T36"/></text:p>
            <text:p text:style-name="P24"><text:span text:style-name="T36">2.вычисляем значение функции потери </text:span></text:p>
            <text:p text:style-name="P24"><text:span text:style-name="T36"/></text:p>
            <text:p text:style-name="P3"><text:span text:style-name="T36">если значение потери увеличилось</text:span></text:p>
            <text:p text:style-name="P24"><text:span text:style-name="T36">то конец работы</text:span></text:p>
            <text:p text:style-name="P24"><text:span text:style-name="T36"/></text:p>
            <text:p text:style-name="P24"><text:span text:style-name="T36">3. для каждого слова контекста Qj и кода слова P,</text:span></text:p>
            <text:p text:style-name="P24"><text:span text:style-name="T36">вычисляем ошибку D на выходе сети O </text:span></text:p>
            <text:p text:style-name="P24"><text:span text:style-name="T36">и изменение весов сети ΔVo, ΔVi.</text:span></text:p>
            <text:p text:style-name="P24"><text:span text:style-name="T36"/></text:p>
            <text:p text:style-name="P24"><text:span text:style-name="T73">4. корректируем веса</text:span></text:p>
            <text:p text:style-name="P24"><text:span text:style-name="T73">и повторяем цикл для другого слова P</text:span></text:p>
          </draw:text-box>
        </draw:frame>
        <draw:frame presentation:style-name="pr25" draw:text-style-name="P41" draw:layer="layout" svg:width="22.4cm" svg:height="1.339cm" svg:x="1cm" svg:y="1.861cm" presentation:class="title" presentation:user-transformed="true">
          <draw:text-box>
            <text:p><text:span text:style-name="T67">NLP word2vec</text:span></text:p>
          </draw:text-box>
        </draw:frame>
        <draw:frame draw:style-name="gr4" draw:text-style-name="P20" draw:layer="layout" svg:width="8.624cm" svg:height="1.163cm" svg:x="13.976cm" svg:y="9.837cm">
          <draw:image xlink:href="Pictures/10000001000001460000002CC2DA5081DC018BEC.png" xlink:type="simple" xlink:show="embed" xlink:actuate="onLoad" draw:mime-type="image/png">
            <text:p/>
          </draw:image>
        </draw:frame>
        <draw:frame draw:style-name="gr4" draw:text-style-name="P20" draw:layer="layout" svg:width="4.338cm" svg:height="1.692cm" svg:x="21.062cm" svg:y="6.308cm">
          <draw:image xlink:href="Pictures/10000001000000A4000000400A14DDD4D7F3E672.png" xlink:type="simple" xlink:show="embed" xlink:actuate="onLoad" draw:mime-type="image/png">
            <text:p/>
          </draw:image>
        </draw:frame>
        <draw:frame draw:style-name="gr4" draw:text-style-name="P20" draw:layer="layout" svg:width="4.1cm" svg:height="1.481cm" svg:x="13.8cm" svg:y="7.719cm">
          <draw:image xlink:href="Pictures/100000010000009B00000038434A93A2EC51C745.png" xlink:type="simple" xlink:show="embed" xlink:actuate="onLoad" draw:mime-type="image/png">
            <text:p/>
          </draw:image>
        </draw:frame>
        <draw:frame draw:style-name="gr4" draw:text-style-name="P20" draw:layer="layout" svg:width="5.846cm" svg:height="2.751cm" svg:x="18.6cm" svg:y="13.449cm">
          <draw:image xlink:href="Pictures/10000001000000DD00000068EB8A5D5D6BFC47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1" draw:text-style-name="P45" draw:layer="layout" svg:width="13.541cm" svg:height="0.582cm" svg:x="1cm" svg:y="19.6cm">
          <draw:text-box>
            <text:p><text:span text:style-name="T74">Радослав Нейчев Прикладное машинное обучение 1. Intro to NLP. Word embeddings</text:span></text:p>
          </draw:text-box>
        </draw:frame>
        <draw:frame draw:style-name="gr32" draw:text-style-name="P46" draw:layer="layout" svg:width="20.8cm" svg:height="1.4cm" svg:x="0.8cm" svg:y="4cm">
          <draw:text-box>
            <text:p><text:span text:style-name="T52">близкие по контексту слова отображаются в близкие точки w2v</text:span></text:p>
          </draw:text-box>
        </draw:frame>
        <draw:frame draw:style-name="gr33" draw:text-style-name="P20" draw:layer="layout" svg:width="12.561cm" svg:height="10.2cm" svg:x="1.4cm" svg:y="5.4cm">
          <draw:image xlink:href="Pictures/1000000100000234000001CA596CA849B5C37713.png" xlink:type="simple" xlink:show="embed" xlink:actuate="onLoad" draw:mime-type="image/png">
            <text:p/>
          </draw:image>
        </draw:frame>
        <draw:frame draw:style-name="gr34" draw:text-style-name="P47" draw:layer="layout" svg:width="12.646cm" svg:height="6.342cm" svg:x="14.2cm" svg:y="12.458cm">
          <draw:image xlink:href="Pictures/100000010000028E0000014879EC0BBE8B628CDC.png" xlink:type="simple" xlink:show="embed" xlink:actuate="onLoad" draw:mime-type="image/png">
            <text:p/>
          </draw:image>
        </draw:frame>
        <draw:frame presentation:style-name="pr2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5" draw:text-style-name="P44" draw:layer="layout" svg:width="19.6cm" svg:height="1.2cm" svg:x="1.2cm" svg:y="4cm">
          <draw:text-box>
            <text:p><text:span text:style-name="T34">взаимное расположение w2v в разных языках схожи</text:span></text:p>
          </draw:text-box>
        </draw:frame>
        <draw:frame draw:style-name="gr36" draw:text-style-name="P48" draw:layer="layout" svg:width="19.506cm" svg:height="0.581cm" svg:x="0.894cm" svg:y="19.619cm">
          <draw:text-box>
            <text:p text:style-name="P42"><text:span text:style-name="T75">Радослав Нейчев Прикладное машинное обучение 2. CNN for texts. Embeddings for different languages</text:span></text:p>
          </draw:text-box>
        </draw:frame>
        <draw:frame draw:style-name="gr34" draw:text-style-name="P47" draw:layer="layout" svg:width="19.658cm" svg:height="12.752cm" svg:x="3.142cm" svg:y="5.648cm">
          <draw:image xlink:href="Pictures/10000001000002E7000001E2815D46DA096D1C9D.png" xlink:type="simple" xlink:show="embed" xlink:actuate="onLoad" draw:mime-type="image/png">
            <text:p/>
          </draw:image>
        </draw:frame>
        <draw:frame presentation:style-name="pr2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37" draw:text-style-name="P44" draw:layer="layout" svg:width="26cm" svg:height="5.41cm" svg:x="1.2cm" svg:y="4.19cm">
          <draw:text-box>
            <text:p><text:span text:style-name="T34">взаимное расположения w2v в разных языках схожи</text:span></text:p>
            <text:p><text:span text:style-name="T34"/></text:p>
            <text:p><text:span text:style-name="T35">зная перевод некоторых слов и на основе этого построив </text:span><text:span text:style-name="T35">отображение из w2v пространства одного языка в другое,</text:span></text:p>
            <text:p><text:span text:style-name="T35"/></text:p>
            <text:p><text:span text:style-name="T35">мы получаем перевод всех остальных слов на основе контекста</text:span></text:p>
            <text:p><text:span text:style-name="T35"><text:s/></text:span></text:p>
          </draw:text-box>
        </draw:frame>
        <draw:frame draw:style-name="gr36" draw:text-style-name="P48" draw:layer="layout" svg:width="19.506cm" svg:height="0.581cm" svg:x="0.894cm" svg:y="19.619cm">
          <draw:text-box>
            <text:p text:style-name="P42"><text:span text:style-name="T75">Радослав Нейчев Прикладное машинное обучение 2. CNN for texts. Embeddings for different languages</text:span></text:p>
          </draw:text-box>
        </draw:frame>
        <draw:frame presentation:style-name="pr2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4" draw:text-style-name="P47" draw:layer="layout" svg:width="25.505cm" svg:height="5.185cm" svg:x="1.095cm" svg:y="11.2cm">
          <draw:image xlink:href="Pictures/10000001000003C4000000C4FFDD3A92180FF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8" draw:text-style-name="P49" draw:layer="layout" svg:width="25.4cm" svg:height="13.621cm" svg:x="1.2cm" svg:y="5.089cm">
          <draw:text-box>
            <text:p><text:span text:style-name="T76">Литература</text:span></text:p>
            <text:p><text:span text:style-name="T77"/></text:p>
            <text:p><text:span text:style-name="T78">git clone </text:span><text:span text:style-name="T78"><text:a xlink:href="https://github.com/mechanoid5/ml_nlp.git" xlink:type="simple">https://github.com/mechanoid5/ml_nlp.git</text:a></text:span></text:p>
            <text:p><text:span text:style-name="T78"/></text:p>
            <text:p text:style-name="P24"><text:span text:style-name="T41">Турдаков Д.Ю. </text:span></text:p>
            <text:p text:style-name="P24"><text:span text:style-name="T41">Основы обработки текстов. лекция 9. </text:span><text:span text:style-name="T41">Лексическая семантика. ИСП РАН, 2017</text:span></text:p>
            <text:p text:style-name="P24"><text:span text:style-name="T41"><text:a xlink:href="https://www.youtube.com/watch?v=IaIgSdJD5nE" xlink:type="simple">https://www.youtube.com/watch?v=IaIgSdJD5nE</text:a></text:span></text:p>
            <text:p text:style-name="P24"><text:span text:style-name="T41"/></text:p>
            <text:p text:style-name="P24"><text:span text:style-name="T41">Tomas Mikolov, Ilya Sutskever, Kai </text:span><text:span text:style-name="T41">Chen, Greg Corrado, Jeffrey Dean</text:span></text:p>
            <text:p text:style-name="P24"><text:span text:style-name="T41">Distributed Representations of Words </text:span><text:span text:style-name="T41">and Phrases and their </text:span><text:span text:style-name="T41">Compositionality </text:span></text:p>
            <text:p text:style-name="P24"><text:span text:style-name="T41"/></text:p>
            <text:p text:style-name="P24"><text:span text:style-name="T41">Радослав Нейчев Прикладное машинное </text:span><text:span text:style-name="T41">обучение 1.Intro to NLP. Word </text:span><text:span text:style-name="T41">embeddings - Лекторий ФПМИ</text:span></text:p>
            <text:p text:style-name="P24"><text:span text:style-name="T41"><text:a xlink:href="https://www.youtube.com/watch?v=aZ5se_SW81c" xlink:type="simple">https://www.youtube.com/watch?v=aZ5se_SW81c</text:a></text:span></text:p>
            <text:p text:style-name="P24"><text:span text:style-name="T41"/></text:p>
            <text:p text:style-name="P24"><text:span text:style-name="T41">Евгений Борисов <text:s text:c="2"/>О методе </text:span><text:span text:style-name="T41">кодирования слов word2vec.</text:span></text:p>
            <text:p text:style-name="P24"><text:span text:style-name="T41"><text:a xlink:href="http://mechanoid.su/ml-w2v.html" xlink:type="simple">http://mechanoid.su/ml-w2v.html</text:a></text:span></text:p>
            <text:p text:style-name="P24"><text:span text:style-name="T41"/></text:p>
            <text:p text:style-name="P24"><text:span text:style-name="T41">Kuzma Khrabrov</text:span></text:p>
            <text:p text:style-name="P24"><text:span text:style-name="T41">Применение сиамских нейросетей в </text:span><text:span text:style-name="T41">поиске.</text:span></text:p>
            <text:p text:style-name="P24"><text:span text:style-name="T41"><text:a xlink:href="https://habr.com/ru/company/mailru/blog/468075/" xlink:type="simple">https://habr.com/ru/company/mailru/blog/468075/</text:a></text:span></text:p>
            <text:p text:style-name="P24"><text:span text:style-name="T41"/></text:p>
          </draw:text-box>
        </draw:frame>
        <draw:frame presentation:style-name="pr2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</text:span><text:span text:style-name="T5">разрешение </text:span><text:span text:style-name="T5">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7T11:05:22.430969378</dc:date>
    <meta:editing-duration>P3DT15H53M5S</meta:editing-duration>
    <meta:editing-cycles>922</meta:editing-cycles>
    <meta:generator>LibreOffice/7.2.5.2.0$Linux_X86_64 LibreOffice_project/20$Build-2</meta:generator>
    <meta:document-statistic meta:object-count="187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